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4b0" officeooo:paragraph-rsid="0019f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remy Munson</text:p>
      <text:p text:style-name="P1">Timbre Freem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3:08:28.498217099</meta:creation-date>
    <dc:date>2023-01-12T13:09:25.783520575</dc:date>
    <meta:editing-duration>PT58S</meta:editing-duration>
    <meta:editing-cycles>1</meta:editing-cycles>
    <meta:document-statistic meta:table-count="0" meta:image-count="0" meta:object-count="0" meta:page-count="1" meta:paragraph-count="2" meta:word-count="4" meta:character-count="27" meta:non-whitespace-character-count="25"/>
    <meta:generator>LibreOffice/7.4.4.2$Linux_X86_64 LibreOffice_project/40$Build-2</meta:generator>
  </office:meta>
</office:document-meta>
</file>